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color="#000000" style:font-name="Verdana" fo:font-size="10pt" style:font-size-asian="10pt" style:font-name-complex="Arial" style:font-size-complex="10pt"/>
    </style:style>
    <style:style style:name="P5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text-properties fo:font-size="10pt" style:font-size-asian="10pt" style:font-weight-complex="normal"/>
    </style:style>
    <style:style style:name="P9" style:family="paragraph" style:parent-style-name="Standard">
      <style:text-properties style:font-name="Verdana" fo:font-size="10pt" style:font-size-asian="10pt"/>
    </style:style>
    <style:style style:name="P10" style:family="paragraph" style:parent-style-name="Standard">
      <style:text-properties style:font-name="Verdana" fo:font-size="10pt" style:font-size-asian="10pt" style:font-name-complex="Arial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12" style:family="paragraph" style:parent-style-name="Standard">
      <style:text-properties style:font-name="Verdana" fo:font-size="10pt" fo:language="es" fo:country="ES" fo:font-weight="bold" style:font-size-asian="10pt" style:font-weight-asian="bold" style:font-name-complex="Arial"/>
    </style:style>
    <style:style style:name="P13" style:family="paragraph" style:parent-style-name="Standard">
      <style:text-properties style:font-name="Verdana" fo:font-size="10pt" fo:font-style="italic" fo:font-weight="bold" style:font-size-asian="10pt" style:font-style-asian="italic" style:font-weight-asian="bold" style:font-name-complex="Arial"/>
    </style:style>
    <style:style style:name="P14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5" style:family="paragraph" style:parent-style-name="Heading_20_1">
      <style:text-properties fo:color="#000000" style:font-name-complex="Arial" style:font-size-complex="12pt"/>
    </style:style>
    <style:style style:name="P16" style:family="paragraph" style:parent-style-name="Heading_20_4">
      <style:text-properties fo:font-size="10pt" style:font-size-asian="10pt"/>
    </style:style>
    <style:style style:name="P17" style:family="paragraph" style:parent-style-name="Heading_20_4">
      <style:text-properties style:font-name="Verdana" fo:font-size="10pt" style:font-size-asian="10pt"/>
    </style:style>
    <style:style style:name="P18" style:family="paragraph" style:parent-style-name="Standard" style:master-page-name="Standard">
      <style:text-properties style:font-name="Arial" fo:font-size="8pt" fo:font-weight="bold" style:font-size-asian="8pt" style:font-weight-asian="bold"/>
    </style:style>
    <style:style style:name="P19" style:family="paragraph" style:parent-style-name="Standard">
      <style:text-properties fo:color="#000000" style:font-name="Verdana" fo:font-size="10pt" style:font-size-asian="10pt" style:font-name-complex="Arial" style:font-size-complex="10pt"/>
    </style:style>
    <style:style style:name="P20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list-style-name="L1">
      <style:text-properties style:font-name="Verdana1" fo:font-size="10pt" style:font-size-asian="10pt"/>
    </style:style>
    <style:style style:name="P23" style:family="paragraph" style:parent-style-name="Standard" style:list-style-name="L1">
      <style:text-properties style:font-name="Verdana1" fo:font-size="10pt" style:font-size-asian="10pt"/>
    </style:style>
    <style:style style:name="P24" style:family="paragraph" style:parent-style-name="Standard" style:list-style-name="L1">
      <style:text-properties style:font-name="Verdana1" fo:font-size="10pt" style:font-size-asian="10pt"/>
    </style:style>
    <style:style style:name="P25" style:family="paragraph" style:parent-style-name="Standard" style:list-style-name="L1">
      <style:text-properties style:font-name="Verdana1" fo:font-size="10pt" style:font-size-asian="10pt"/>
    </style:style>
    <style:style style:name="P26" style:family="paragraph" style:parent-style-name="Standard" style:list-style-name="L1">
      <style:text-properties style:font-name="Verdana1" fo:font-size="10pt" style:font-size-asian="10pt"/>
    </style:style>
    <style:style style:name="P27" style:family="paragraph" style:parent-style-name="Standard" style:list-style-name="L1">
      <style:text-properties style:font-name="Verdana1" fo:font-size="10pt" style:font-size-asian="10pt"/>
    </style:style>
    <style:style style:name="P28" style:family="paragraph" style:parent-style-name="Standard" style:list-style-name="L1">
      <style:text-properties style:font-name="Verdana1" fo:font-size="10pt" style:font-size-asian="10pt"/>
    </style:style>
    <style:style style:name="P29" style:family="paragraph" style:parent-style-name="Standard" style:list-style-name="L1">
      <style:text-properties style:font-name="Verdana1" fo:font-size="10pt" style:font-size-asian="10pt"/>
    </style:style>
    <style:style style:name="P30" style:family="paragraph" style:parent-style-name="Standard" style:list-style-name="L1">
      <style:text-properties style:font-name="Verdana1" fo:font-size="10pt" style:font-size-asian="10pt"/>
    </style:style>
    <style:style style:name="P31" style:family="paragraph" style:parent-style-name="Standard" style:list-style-name="L1">
      <style:text-properties style:font-name="Verdana1" fo:font-size="10pt" style:font-size-asian="10pt"/>
    </style:style>
    <style:style style:name="P32" style:family="paragraph" style:parent-style-name="Standard">
      <style:text-properties style:font-name="Verdana" fo:font-size="10pt" style:font-size-asian="10pt"/>
    </style:style>
    <style:style style:name="P33" style:family="paragraph" style:parent-style-name="Standard">
      <style:text-properties style:font-name="Verdana" fo:font-size="10pt" style:font-size-asian="10pt" style:font-name-complex="Arial"/>
    </style:style>
    <style:style style:name="P34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35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36" style:family="paragraph" style:parent-style-name="Standard">
      <style:text-properties style:font-name="Verdana" fo:font-size="10pt" fo:language="es" fo:country="ES" fo:font-weight="bold" style:font-size-asian="10pt" style:font-weight-asian="bold" style:font-name-complex="Arial"/>
    </style:style>
    <style:style style:name="P37" style:family="paragraph" style:parent-style-name="Standard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T1" style:family="text">
      <style:text-properties fo:color="#000000" fo:language="es" fo:country="ES" style:font-name-complex="Courier New" style:font-size-complex="10pt"/>
    </style:style>
    <style:style style:name="T2" style:family="text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-start text:name="OLE_LINK7"/></text:p>
      <text:p text:style-name="P15">SEGURETAT EN XARXES INFORMÀTIQUES</text:p>
      <text:p text:style-name="P3"/>
      <text:p text:style-name="P1">Objectius</text:p>
      <text:p text:style-name="P1"/>
      <text:p text:style-name="P4">Conèixer els conceptes principals de la seguretat en xarxes informàtiques.</text:p>
      <text:p text:style-name="P4">Aconseguir les habilitats necessàries per tal de configurar serveis de seguretat com firewalls, antivirus, eines antispam, eines de detecció d'intrusions, eines de monitorització, etc.</text:p>
      <text:p text:style-name="P4">Fomentar la conscienciació envers la seguretat.</text:p>
      <text:p text:style-name="P4">Saber planificar la seguretat d'una xarxa tenint en compte els serveis que si volen prestar i els recursos dels que es disposa.</text:p>
      <text:p text:style-name="P4">Dissenyar, posar en marxa, configurar i administrar sistemes de seguretat basats en programari lliure.</text:p>
      <text:p text:style-name="P2"/>
      <text:p text:style-name="P16">Continguts</text:p>
      <text:p text:style-name="P7"/>
      <text:list text:style-name="L1">
        <text:list-item>
          <text:p text:style-name="P22">Introducció a la seguretat. Conceptes de seguretat.</text:p>
        </text:list-item>
        <text:list-item>
          <text:p text:style-name="P22">Eines de hacking. Sniffers. Tcpdump i Ethereal. Rootkits. Contrasenyes. Tècniques de força bruta.</text:p>
        </text:list-item>
        <text:list-item>
          <text:p text:style-name="P22">Tècniques criptogràfiques. Infraestructura de clau pública (PKI). Eines d'encriptació i comunicacions segures (SSH, PGP, MD5Sum...)</text:p>
        </text:list-item>
        <text:list-item>
          <text:p text:style-name="P22">Firewalls. Seguretat en els nivells TCP/IP. <text:s/>IPTABLES, fwbuilder, firewalls personals..</text:p>
        </text:list-item>
        <text:list-item>
          <text:p text:style-name="P22">Proxys. Seguretat en nivells d'aplicació. </text:p>
        </text:list-item>
        <text:list-item>
          <text:p text:style-name="P22">IPCOP. Firewall Linux per programari. Addons i altres utilitats.</text:p>
        </text:list-item>
        <text:list-item>
          <text:p text:style-name="P22">Monitorització de xarxes informàtiques. Eines de monitorització de xarxes (Nagios, Munin, Ntop, monit...)</text:p>
        </text:list-item>
        <text:list-item>
          <text:p text:style-name="P22">Filtres de seguretat per correu electrònic. Spam i antivirus. Spamasassin, clamav...</text:p>
        </text:list-item>
        <text:list-item>
          <text:p text:style-name="P22">Sistemes de detecció d'intrusions. Snort. Detecció de rootkits.</text:p>
          <text:p text:style-name="P22"/>
        </text:list-item>
      </text:list>
      <text:p text:style-name="P8"/>
      <text:p text:style-name="P17">Destinataris</text:p>
      <text:p text:style-name="P9"/>
      <text:p text:style-name="P9">Professorat de cicles formatius de la família d'informàtica interessats en conèixer els conceptes<text:span text:style-name="T3"> i procediments </text:span><text:span text:style-name="T2">relacionats amb la seguretat en xarxes informàtiques, i que vulguin conèixer eines de programari lliure relacionades amb la seguretat.</text:span></text:p>
      <text:p text:style-name="P11"/>
      <text:p text:style-name="P11"><text:bookmark-end text:name="OLE_LINK7"/>Dates i horari</text:p>
      <text:p text:style-name="P10"/>
      <text:p text:style-name="P10">Els dijous del 20 de setembre al 29 de novembre de 9h a 14h.</text:p>
      <text:p text:style-name="P10"/>
      <text:p text:style-name="P11">Metodologia </text:p>
      <text:p text:style-name="P14"/>
      <text:p text:style-name="P5">Metodologia activa-participativa i pràctica. El professorat que assisteixi al curs haurà de realitzar una sèrie de pràctiques relacionades amb la seguretat en xarxes informàtiques.</text:p>
      <text:p text:style-name="P5"/>
      <text:p text:style-name="P6">Avaluació</text:p>
      <text:p text:style-name="P11"/>
      <text:p text:style-name="P5">L'avaluació dels assistents es farà en funció d'activitats presencials i de l'assistència al curs.</text:p>
      <text:p text:style-name="P5"/>
      <text:p text:style-name="P6">Coneixements previs </text:p>
      <text:p text:style-name="P6"/>
      <text:p text:style-name="P5">És imprescindible tenir uns coneixements previs bàsics sobre xarxes TCP/IP. <text:span text:style-name="T2">Tot i no ser completament imprescindible, també pot ser de molta ajuda tenir coneixements previs en sistemes GNU/Linux.</text:span></text:p>
      <text:p text:style-name="P11"/>
      <text:p text:style-name="P9"><text:span text:style-name="T4">Lloc </text:span><text:span text:style-name="T1"><text:s/></text:span></text:p>
      <text:p text:style-name="P12"/>
      <text:p text:style-name="P37">Aula LINUX de  <text:span text:style-name="T5">l'ETSEIB, planta 8, porta 27, a l'escola d'Enginyeria Industrial situada a l'Av. Diagonal, 647 del Campus Sud de la Universitat Politècnica de Catalunya. </text:span></text:p>
      <text:p text:style-name="P12"/>
      <text:p text:style-name="P11">Professors <text:s/></text:p>
      <text:p text:style-name="P11"/>
      <text:p text:style-name="P35">Sergi Tur Badenas, Lluís Pérez Vidal</text:p>
      <text:p text:style-name="P13"/>
      <text:p text:style-name="P11">Coordinador</text:p>
      <text:p text:style-name="P11"/>
      <text:p text:style-name="P35">Jordi Bofill Puig. Tel: 93 4015660. Correu electrònic: jordi.bofill­puig@upc.edu</text:p>
      <text:p text:style-name="P11"/>
      <text:p text:style-name="P14"/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Verdana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2) Jordi Campos Miralles i Ramón Navarro Bosch han proposat el </dc:title>
    <meta:initial-creator>UPCnet</meta:initial-creator>
    <meta:creation-date>2005-10-05T14:52:00</meta:creation-date>
    <dc:creator>Sergi Badenas</dc:creator>
    <dc:date>2007-05-22T11:29:55</dc:date>
    <dc:language>ca-ES</dc:language>
    <meta:editing-cycles>40</meta:editing-cycles>
    <meta:editing-duration>PT4H36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344" meta:character-count="2475"/>
  </office:meta>
</office:document-meta>
</file>